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66bff" officeooo:paragraph-rsid="00066bff"/>
    </style:style>
    <style:style style:name="P2" style:family="paragraph" style:parent-style-name="Standard">
      <style:text-properties officeooo:rsid="00066bff" officeooo:paragraph-rsid="0007f445"/>
    </style:style>
    <style:style style:name="P3" style:family="paragraph" style:parent-style-name="Standard">
      <style:text-properties officeooo:rsid="0007f445" officeooo:paragraph-rsid="0007f445"/>
    </style:style>
    <style:style style:name="P4" style:family="paragraph" style:parent-style-name="Standard">
      <style:text-properties fo:color="#999999" officeooo:rsid="0009948d" officeooo:paragraph-rsid="0007f445"/>
    </style:style>
    <style:style style:name="P5" style:family="paragraph" style:parent-style-name="Footer">
      <style:paragraph-properties fo:text-align="end" style:justify-single-word="false"/>
      <style:text-properties fo:color="#808080" officeooo:rsid="000c6b3b" officeooo:paragraph-rsid="0007f445"/>
    </style:style>
    <style:style style:name="T1" style:family="text">
      <style:text-properties officeooo:rsid="0007f445"/>
    </style:style>
    <style:style style:name="T2" style:family="text">
      <style:text-properties officeooo:rsid="000af496"/>
    </style:style>
    <style:style style:name="T3" style:family="text">
      <style:text-properties officeooo:rsid="000d9d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bout the data</text:span></text:p>
      <text:p text:style-name="P2"/>
      <text:p text:style-name="P2"><text:span text:style-name="T1">T</text:span>he data set you have explored during the Group Test represents orders extracted from an e-commerce plateform. Critical values have been anonymized for privacy concerns.</text:p>
      <text:p text:style-name="P1"/>
      <text:p text:style-name="P1"/>
      <text:p text:style-name="P1">1. <text:span text:style-name="T1">Format and excel sheet that displays</text:span> the content of a basket in an elegant way (you can use <text:span text:style-name="T1">a </text:span>scroll menu) :</text:p>
      <text:p text:style-name="P1">- Client</text:p>
      <text:p text:style-name="P1">- Products (unit price and number of units)</text:p>
      <text:p text:style-name="P1">- Paiement method</text:p>
      <text:p text:style-name="P1">- Order date</text:p>
      <text:p text:style-name="P1"/>
      <text:p text:style-name="P1">2. Build excel formulas that <text:span text:style-name="T1">find out</text:span> the biggest spender among the clients</text:p>
      <text:p text:style-name="P1"/>
      <text:p text:style-name="P1"/>
      <text:p text:style-name="P1">3. <text:s/><text:span text:style-name="T1">Make a pivot table to display the most used paiement method per country</text:span></text:p>
      <text:p text:style-name="P1"/>
      <text:p text:style-name="P1"/>
      <text:p text:style-name="P3">4. Make a pivot table to display the most demanded products per country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999999" officeooo:rsid="0009948d" officeooo:paragraph-rsid="0007f445"/>
    </style:style>
    <style:style style:name="MP2" style:family="paragraph" style:parent-style-name="Footer">
      <style:paragraph-properties fo:text-align="end" style:justify-single-word="false"/>
      <style:text-properties fo:color="#808080" officeooo:rsid="000c6b3b" officeooo:paragraph-rsid="0007f445"/>
    </style:style>
    <style:style style:name="MT1" style:family="text">
      <style:text-properties officeooo:rsid="0007f4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usiness Analyst Toolbeit – <text:span text:style-name="MT1">Individual Assignment 1</text:span></text:p>
      </style:header>
      <style:footer>
        <text:p text:style-name="MP2">31/01/2019, 8.30 – 11.4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02:33:01.452661478</meta:creation-date>
    <dc:date>2019-01-31T02:54:48.590518971</dc:date>
    <meta:editing-duration>PT7M47S</meta:editing-duration>
    <meta:editing-cycles>1</meta:editing-cycles>
    <meta:document-statistic meta:table-count="0" meta:image-count="0" meta:object-count="0" meta:page-count="1" meta:paragraph-count="12" meta:word-count="116" meta:character-count="670" meta:non-whitespace-character-count="563"/>
    <meta:generator>LibreOffice/6.0.7.3$Linux_X86_64 LibreOffice_project/00m0$Build-3</meta:generator>
  </office:meta>
</office:document-meta>
</file>